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06d355" officeooo:paragraph-rsid="0008a362"/>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officeooo:rsid="000c37e2" officeooo:paragraph-rsid="000c37e2"/>
    </style:style>
    <style:style style:name="P4" style:family="paragraph" style:parent-style-name="Standard">
      <style:paragraph-properties fo:text-align="justify" style:justify-single-word="false"/>
      <style:text-properties style:font-name="Arial" officeooo:rsid="00108852" officeooo:paragraph-rsid="00108852"/>
    </style:style>
    <style:style style:name="P5" style:family="paragraph" style:parent-style-name="Standard">
      <style:paragraph-properties fo:text-align="justify" style:justify-single-word="false"/>
      <style:text-properties style:font-name="Arial" officeooo:rsid="00125025" officeooo:paragraph-rsid="00125025"/>
    </style:style>
    <style:style style:name="P6" style:family="paragraph" style:parent-style-name="Standard">
      <style:paragraph-properties fo:text-align="justify" style:justify-single-word="false"/>
      <style:text-properties style:font-name="Arial" officeooo:rsid="0008a362" officeooo:paragraph-rsid="0008a362"/>
    </style:style>
    <style:style style:name="T1" style:family="text">
      <style:text-properties officeooo:rsid="0008a362"/>
    </style:style>
    <style:style style:name="T2" style:family="text">
      <style:text-properties officeooo:rsid="000de96d"/>
    </style:style>
    <style:style style:name="T3" style:family="text">
      <style:text-properties officeooo:rsid="0010b2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
      <text:p text:style-name="P1">Servidual Ltda es una empresa prestadora de servicios de Ingenieria Electrica y Automatizacion industrial, la cual para su operacion cuenta con 3 diferentes sistemas de información pára la ejecucion de sus diferentes procesos administrativos y de proyectos, sist<text:span text:style-name="T1">e</text:span>mas que son desarrollados por un equipo de 4 personas 2 desarrolladores una ingeniera de produccion y un lider de proceso, <text:span text:style-name="T1">estos sistemas de informacion día a día requieren nuevas funcionalidades lo cual es un reto para el lider en cuanto a desempeño, mantenibilidad y disponibilidad.</text:span></text:p>
      <text:p text:style-name="P1"/>
      <text:p text:style-name="P6">La compañia no cuenta con un arquitecto, pero el lider del proceso es la persona que tendria una aproximacion a este rol, aunque no cuenta con la <text:s/>experiencia y los skiles para decir que es arquitecto, <text:s text:c="2"/>dentro del dia a dia va haciendo actividades empiricamente que podrian tener un breve hacercamiento a las actividades de un arquitecto, una de ellas es seleccion del el tipo de aplicacion que se va a desarrollar para las diferentes necesidades del negocio, sin embargo el hecho que su principal concocimento sea el entorno web puede hacer que las decisiones no sean tan imparciales como debieran, otra de las actividades son los diseños y modelos de las aplicaciones las cuales se hacen en un princio en una hoja de papel y luego se documenton en word y excel, tambien se encargarga de la priorizacion y aceptacion de los requisitos sin saber sin son funcionales o no funcionales.</text:p>
      <text:p text:style-name="P1"/>
      <text:p text:style-name="P3">Una de las principales fortalezas que tiene la persona en custion en cuanto a la aproximacion a ser un arquitecto de software es el conocimiento de principio a fin de los sistemas desarrollados puesto que ademas de hacer parte del desarrollo <text:span text:style-name="T2">fue quien definio tecnologias, y tipo de aplicaciones a desarrollar ademas de ser la persona que bien o mal a tomado decisiones importantes a lo largo del proceso de construccion del software para la satisfacion del cliente. Por ultimo, la competencia mas importante que tiene esta persona es la estrategia de negocio ya que antes de estar en el proceso de desarrollo de software hacia parte de el proceso productivo de la empresa que es la ejecucion de proyectos, lo cual le dio toda la experiencia y conocimiento en este proceso, tambien como a estado en el desarrollo de todos los modulos de del ERP, CRM, y los otros sistemas de informacion le a tocado profundizar en acada uno de los procesos internos de la compañia.</text:span></text:p>
      <text:p text:style-name="P3"/>
      <text:p text:style-name="P4">Aqui no se puede hablar si son utiles o no los arquitectos en la empresa ya que en realidad no los hay, mas bien podriamos decir que serian muy utiles los o el arquitecto con tadas las caracteristicas tecnicas que debe tener, ya que impulsaria de una forma muy positiva el proceso de desarrollo de software y uno de los aspectos mas importantes en los cuales se podria enfocar es en estructurar todo <text:span text:style-name="T3">de todo el desarrollo de la empresa, convertir todo ese software que no tiene estructura, docuentacion, diseños, modelos pruebas, calidad etc, en un verdadero pruducto que no dependa de una sola persona.</text:span></text:p>
      <text:p text:style-name="P1"/>
      <text:p text:style-name="P3"><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07:49:52.715653569</meta:creation-date>
    <dc:date>2016-10-06T16:50:44.014246598</dc:date>
    <meta:editing-duration>PT5H2M13S</meta:editing-duration>
    <meta:editing-cycles>4</meta:editing-cycles>
    <meta:generator>LibreOffice/5.1.4.2$Linux_X86_64 LibreOffice_project/10m0$Build-2</meta:generator>
    <meta:document-statistic meta:table-count="0" meta:image-count="0" meta:object-count="0" meta:page-count="1" meta:paragraph-count="5" meta:word-count="507" meta:character-count="2999" meta:non-whitespace-character-count="2492"/>
  </office:meta>
</office:document-meta>
</file>